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c3e" officeooo:paragraph-rsid="000fbc3e"/>
    </style:style>
    <style:style style:name="P2" style:family="paragraph" style:parent-style-name="Standard">
      <style:text-properties officeooo:rsid="000fbc3e" officeooo:paragraph-rsid="0011a0df"/>
    </style:style>
    <style:style style:name="P3" style:family="paragraph" style:parent-style-name="Standard">
      <style:text-properties officeooo:rsid="0015254d" officeooo:paragraph-rsid="0015254d"/>
    </style:style>
    <style:style style:name="T1" style:family="text">
      <style:text-properties officeooo:rsid="0011a0df"/>
    </style:style>
    <style:style style:name="T2" style:family="text">
      <style:text-properties officeooo:rsid="00146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propagation <text:span text:style-name="T2">(unitp):</text:span></text:p>
      <text:p text:style-name="P1">1. Finden von Clauses mit nur einem aktiven Literal</text:p>
      <text:p text:style-name="P1">Wenn gefunden:</text:p>
      <text:p text:style-name="P1">- Finden des aktiven Literals: unitcl (= pos/neg)</text:p>
      <text:p text:style-name="P1">- Gefundenes Literal in aktivierte Belegung speichern(listbel)</text:p>
      <text:p text:style-name="P1">- Variable herausfinden: positive Zahl von unitcl (= val)</text:p>
      <text:p text:style-name="P1">- <text:span text:style-name="T1">Finden von Caluses, in denen unitcl neg vor kommt</text:span></text:p>
      <text:p text:style-name="P1"><text:tab/>- <text:span text:style-name="T1">wenn unitcl = neg =&gt; clauses auf set u. Flag = val</text:span></text:p>
      <text:p text:style-name="P1"><text:tab/>- <text:span text:style-name="T1">wenn unitcl = pos =&gt; aktive lit in clauses -1</text:span></text:p>
      <text:p text:style-name="P1">- Finden von Clauses, in denen unitcl pos vor kommt.</text:p>
      <text:p text:style-name="P2"><text:tab/>- <text:span text:style-name="T1">wenn unitcl = pos =&gt; clauses auf set u. Flag = val</text:span></text:p>
      <text:p text:style-name="P2"><text:tab/>- <text:span text:style-name="T1">wenn unitcl = neg =&gt; aktive lit in clauses -1</text:span></text:p>
      <text:p text:style-name="P2">- unitpropagation in aktivities speichern</text:p>
      <text:p text:style-name="P2"/>
      <text:p text:style-name="P3">Coose literal (chooseli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44:10.322350688</meta:creation-date>
    <dc:date>2018-12-17T20:20:34.516691323</dc:date>
    <meta:editing-duration>PT4H45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3" meta:character-count="628" meta:non-whitespace-character-count="525"/>
  </office:meta>
</office:document-meta>
</file>